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table="urn:oasis:names:tc:opendocument:xmlns:table:1.0" xmlns:manifest="urn:oasis:names:tc:opendocument:xmlns:manifest:1.0" office:version="1.2">
  <office:font-face-decls>
    <style:font-face style:name="Liberation Sans" svg:font-family="Liberation Sans"/>
  </office:font-face-decls>
  <office:automatic-styles>
    <style:style style:name="HdrCell" style:family="table-cell" style:display-name="HdrCell">
      <style:table-cell-properties fo:background-color="#2E5090" fo:padding="0.05in" fo:border-top="0.5pt solid #1A3563" fo:border-bottom="0.5pt solid #1A3563" fo:border-left="0.5pt solid #1A3563" fo:border-right="0.5pt solid #1A3563" style:vertical-align="middle"/>
      <style:text-properties fo:font-size="10pt" fo:font-weight="bold" style:font-name="Liberation Sans" fo:color="#FFFFFF"/>
      <style:paragraph-properties fo:text-align="center"/>
    </style:style>
    <style:style style:name="SubHdrCell" style:family="table-cell" style:display-name="SubHdrCell">
      <style:table-cell-properties fo:background-color="#5B7DB1" fo:padding="0.05in" fo:border-top="0.5pt solid #2E5090" fo:border-bottom="0.5pt solid #2E5090" fo:border-left="0.5pt solid #2E5090" fo:border-right="0.5pt solid #2E5090" style:vertical-align="middle"/>
      <style:text-properties fo:font-size="10pt" fo:font-weight="bold" style:font-name="Liberation Sans" fo:color="#FFFFFF"/>
      <style:paragraph-properties fo:text-align="center"/>
    </style:style>
    <style:style style:name="NormalCell" style:family="table-cell" style:display-name="NormalCell">
      <style:table-cell-properties fo:padding="0.05in" fo:border-top="0.5pt solid #CCCCCC" fo:border-bottom="0.5pt solid #CCCCCC" fo:border-left="0.5pt solid #CCCCCC" fo:border-right="0.5pt solid #CCCCCC" style:vertical-align="top"/>
      <style:text-properties fo:font-size="10pt" style:font-name="Liberation Sans"/>
    </style:style>
    <style:style style:name="AltCell" style:family="table-cell" style:display-name="AltCell">
      <style:table-cell-properties fo:background-color="#EDF2F9" fo:padding="0.05in" fo:border-top="0.5pt solid #CCCCCC" fo:border-bottom="0.5pt solid #CCCCCC" fo:border-left="0.5pt solid #CCCCCC" fo:border-right="0.5pt solid #CCCCCC" style:vertical-align="top"/>
      <style:text-properties fo:font-size="10pt" style:font-name="Liberation Sans"/>
    </style:style>
    <style:style style:name="TitleCell" style:family="table-cell" style:display-name="TitleCell">
      <style:text-properties fo:font-size="14pt" fo:font-weight="bold" style:font-name="Liberation Sans" fo:color="#2E5090"/>
    </style:style>
    <style:style style:name="InfoCell" style:family="table-cell" style:display-name="InfoCell">
      <style:text-properties fo:font-size="10pt" style:font-name="Liberation Sans"/>
    </style:style>
    <style:style style:name="BoldInfo" style:family="table-cell" style:display-name="BoldInfo">
      <style:text-properties fo:font-size="10pt" fo:font-weight="bold" style:font-name="Liberation Sans"/>
    </style:style>
    <style:style style:name="DataRow" style:family="table-row" style:display-name="DataRow">
      <style:table-row-properties style:row-height="0.35in"/>
    </style:style>
    <style:style style:name="C1" style:family="table-column" style:display-name="C1">
      <style:table-column-properties style:column-width="1.0in"/>
    </style:style>
    <style:style style:name="C2" style:family="table-column" style:display-name="C2">
      <style:table-column-properties style:column-width="0.6in"/>
    </style:style>
    <style:style style:name="C3" style:family="table-column" style:display-name="C3">
      <style:table-column-properties style:column-width="2.2in"/>
    </style:style>
    <style:style style:name="C4" style:family="table-column" style:display-name="C4">
      <style:table-column-properties style:column-width="1.5in"/>
    </style:style>
    <style:style style:name="C5" style:family="table-column" style:display-name="C5">
      <style:table-column-properties style:column-width="1.5in"/>
    </style:style>
    <style:style style:name="C6" style:family="table-column" style:display-name="C6">
      <style:table-column-properties style:column-width="1.5in"/>
    </style:style>
    <style:style style:name="C7" style:family="table-column" style:display-name="C7">
      <style:table-column-properties style:column-width="0.6in"/>
    </style:style>
    <style:style style:name="C8" style:family="table-column" style:display-name="C8">
      <style:table-column-properties style:column-width="1.0in"/>
    </style:style>
    <style:style style:name="C9" style:family="table-column" style:display-name="C9">
      <style:table-column-properties style:column-width="1.0in"/>
    </style:style>
    <style:style style:name="C10" style:family="table-column" style:display-name="C10">
      <style:table-column-properties style:column-width="0.7in"/>
    </style:style>
    <style:style style:name="C11" style:family="table-column" style:display-name="C11">
      <style:table-column-properties style:column-width="0.7in"/>
    </style:style>
    <style:style style:name="C12" style:family="table-column" style:display-name="C12">
      <style:table-column-properties style:column-width="0.7in"/>
    </style:style>
    <style:style style:name="C13" style:family="table-column" style:display-name="C13">
      <style:table-column-properties style:column-width="0.7in"/>
    </style:style>
    <style:style style:name="C14" style:family="table-column" style:display-name="C14">
      <style:table-column-properties style:column-width="2.0in"/>
    </style:style>
    <style:style style:name="C15" style:family="table-column" style:display-name="C15">
      <style:table-column-properties style:column-width="1.3in"/>
    </style:style>
    <style:style style:name="C16" style:family="table-column" style:display-name="C16">
      <style:table-column-properties style:column-width="0.8in"/>
    </style:style>
    <style:style style:name="C17" style:family="table-column" style:display-name="C17">
      <style:table-column-properties style:column-width="1.0in"/>
    </style:style>
    <style:style style:name="C18" style:family="table-column" style:display-name="C18">
      <style:table-column-properties style:column-width="1.0in"/>
    </style:style>
    <style:style style:name="C19" style:family="table-column" style:display-name="C19">
      <style:table-column-properties style:column-width="1.0in"/>
    </style:style>
    <style:style style:name="C20" style:family="table-column" style:display-name="C20">
      <style:table-column-properties style:column-width="0.7in"/>
    </style:style>
    <style:style style:name="C21" style:family="table-column" style:display-name="C21">
      <style:table-column-properties style:column-width="1.8in"/>
    </style:style>
    <style:style style:name="C22" style:family="table-column" style:display-name="C22">
      <style:table-column-properties style:column-width="1.3in"/>
    </style:style>
    <style:style style:name="C23" style:family="table-column" style:display-name="C23">
      <style:table-column-properties style:column-width="1.0in"/>
    </style:style>
    <style:style style:name="C24" style:family="table-column" style:display-name="C24">
      <style:table-column-properties style:column-width="1.0in"/>
    </style:style>
    <style:style style:name="C25" style:family="table-column" style:display-name="C25">
      <style:table-column-properties style:column-width="0.7in"/>
    </style:style>
    <style:style style:name="C26" style:family="table-column" style:display-name="C26">
      <style:table-column-properties style:column-width="0.7in"/>
    </style:style>
    <style:style style:name="C27" style:family="table-column" style:display-name="C27">
      <style:table-column-properties style:column-width="0.7in"/>
    </style:style>
    <style:style style:name="C28" style:family="table-column" style:display-name="C28">
      <style:table-column-properties style:column-width="2.0in"/>
    </style:style>
    <style:style style:name="C29" style:family="table-column" style:display-name="C29">
      <style:table-column-properties style:column-width="1.3in"/>
    </style:style>
    <style:style style:name="C30" style:family="table-column" style:display-name="C30">
      <style:table-column-properties style:column-width="1.0in"/>
    </style:style>
    <style:style style:name="C31" style:family="table-column" style:display-name="C31">
      <style:table-column-properties style:column-width="1.0in"/>
    </style:style>
    <style:style style:name="C32" style:family="table-column" style:display-name="C32">
      <style:table-column-properties style:column-width="0.7in"/>
    </style:style>
    <style:style style:name="C33" style:family="table-column" style:display-name="C33">
      <style:table-column-properties style:column-width="0.7in"/>
    </style:style>
    <style:style style:name="C34" style:family="table-column" style:display-name="C34">
      <style:table-column-properties style:column-width="0.7in"/>
    </style:style>
    <style:style style:name="C35" style:family="table-column" style:display-name="C35">
      <style:table-column-properties style:column-width="2.0in"/>
    </style:style>
    <style:style style:name="C36" style:family="table-column" style:display-name="C36">
      <style:table-column-properties style:column-width="0.5in"/>
    </style:style>
    <style:style style:name="C37" style:family="table-column" style:display-name="C37">
      <style:table-column-properties style:column-width="0.7in"/>
    </style:style>
    <style:style style:name="C38" style:family="table-column" style:display-name="C38">
      <style:table-column-properties style:column-width="0.8in"/>
    </style:style>
    <style:style style:name="C39" style:family="table-column" style:display-name="C39">
      <style:table-column-properties style:column-width="1.5in"/>
    </style:style>
    <style:style style:name="C40" style:family="table-column" style:display-name="C40">
      <style:table-column-properties style:column-width="1.5in"/>
    </style:style>
    <style:style style:name="C41" style:family="table-column" style:display-name="C41">
      <style:table-column-properties style:column-width="0.8in"/>
    </style:style>
    <style:style style:name="C42" style:family="table-column" style:display-name="C42">
      <style:table-column-properties style:column-width="1.0in"/>
    </style:style>
    <style:style style:name="C43" style:family="table-column" style:display-name="C43">
      <style:table-column-properties style:column-width="1.5in"/>
    </style:style>
  </office:automatic-styles>
  <office:body>
    <office:spreadsheet>
      <table:table table:name="Equipment Register">
        <table:table-column table:style-name="C1"/>
        <table:table-column table:style-name="C2"/>
        <table:table-column table:style-name="C3"/>
        <table:table-column table:style-name="C4"/>
        <table:table-column table:style-name="C5"/>
        <table:table-column table:style-name="C6"/>
        <table:table-row>
          <table:table-cell table:style-name="TitleCell">
            <text:p>TL-KRC3006-03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HdrCell">
            <text:p>Equipment / Component</text:p>
          </table:table-cell>
          <table:table-cell table:style-name="HdrCell">
            <text:p>Ref ID</text:p>
          </table:table-cell>
          <table:table-cell table:style-name="HdrCell">
            <text:p>Description / Model</text:p>
          </table:table-cell>
          <table:table-cell table:style-name="HdrCell">
            <text:p>Serial Number</text:p>
          </table:table-cell>
          <table:table-cell table:style-name="HdrCell">
            <text:p>Cal Due Date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Kenwood KRC-3006</text:p>
          </table:table-cell>
          <table:table-cell table:style-name="AltCell">
            <text:p>DUT</text:p>
          </table:table-cell>
          <table:table-cell table:style-name="AltCell">
            <text:p>Head unit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Bench Power Supply</text:p>
          </table:table-cell>
          <table:table-cell table:style-name="NormalCell">
            <text:p>PWR-01</text:p>
          </table:table-cell>
          <table:table-cell table:style-name="NormalCell">
            <text:p>12 V / 2 A regulated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Staged Power Adapter</text:p>
          </table:table-cell>
          <table:table-cell table:style-name="AltCell">
            <text:p>PWR-02</text:p>
          </table:table-cell>
          <table:table-cell table:style-name="AltCell">
            <text:p>Custom 2-stage ignition sim.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USB Logic Analyzer</text:p>
          </table:table-cell>
          <table:table-cell table:style-name="NormalCell">
            <text:p>LA-01</text:p>
          </table:table-cell>
          <table:table-cell table:style-name="NormalCell">
            <text:p>SparkFun TOL-18627 or equiv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gital Multimeter</text:p>
          </table:table-cell>
          <table:table-cell table:style-name="AltCell">
            <text:p>DMM-01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ATtiny1616 Breakout</text:p>
          </table:table-cell>
          <table:table-cell table:style-name="NormalCell">
            <text:p>MCU-01</text:p>
          </table:table-cell>
          <table:table-cell table:style-name="NormalCell">
            <text:p>Adafruit #5690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UPDI Friend</text:p>
          </table:table-cell>
          <table:table-cell table:style-name="AltCell">
            <text:p>PRG-01</text:p>
          </table:table-cell>
          <table:table-cell table:style-name="AltCell">
            <text:p>USB serial UPDI programmer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Raspberry Pi</text:p>
          </table:table-cell>
          <table:table-cell table:style-name="NormalCell">
            <text:p>SBC-01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PCM5102A DAC Module</text:p>
          </table:table-cell>
          <table:table-cell table:style-name="AltCell">
            <text:p>MOD-01</text:p>
          </table:table-cell>
          <table:table-cell table:style-name="AltCell">
            <text:p>GY-PCM5102A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Level Shifter</text:p>
          </table:table-cell>
          <table:table-cell table:style-name="NormalCell">
            <text:p>MOD-04</text:p>
          </table:table-cell>
          <table:table-cell table:style-name="NormalCell">
            <text:p>BSS138 module (breadboard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Pass-Through Board</text:p>
          </table:table-cell>
          <table:table-cell table:style-name="AltCell">
            <text:p>MOD-03</text:p>
          </table:table-cell>
          <table:table-cell table:style-name="AltCell">
            <text:p>DN-KRC3006-04 custom PCB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PulseView (sigrok)</text:p>
          </table:table-cell>
          <table:table-cell table:style-name="NormalCell">
            <text:p>SW-01</text:p>
          </table:table-cell>
          <table:table-cell table:style-name="NormalCell">
            <text:p>Logic analyzer softwar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Arduino IDE + megaTinyCore</text:p>
          </table:table-cell>
          <table:table-cell table:style-name="AltCell">
            <text:p>SW-02</text:p>
          </table:table-cell>
          <table:table-cell table:style-name="AltCell">
            <text:p>Firmware development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13-Pin DIN Cable</text:p>
          </table:table-cell>
          <table:table-cell table:style-name="NormalCell">
            <text:p>CBL-01</text:p>
          </table:table-cell>
          <table:table-cell table:style-name="NormalCell">
            <text:p>Kenwood changer cabl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3.5 mm Audio Cable</text:p>
          </table:table-cell>
          <table:table-cell table:style-name="AltCell">
            <text:p>CBL-02</text:p>
          </table:table-cell>
          <table:table-cell table:style-name="AltCell">
            <text:p>Male-to-mal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</table:table>
      <table:table table:name="Phase 1 — Handshake">
        <table:table-column table:style-name="C7"/>
        <table:table-column table:style-name="C8"/>
        <table:table-column table:style-name="C9"/>
        <table:table-column table:style-name="C10"/>
        <table:table-column table:style-name="C11"/>
        <table:table-column table:style-name="C12"/>
        <table:table-column table:style-name="C13"/>
        <table:table-column table:style-name="C14"/>
        <table:table-row>
          <table:table-cell table:style-name="TitleCell">
            <text:p>TL-KRC3006-03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Level Shifter Verification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heck</text:p>
          </table:table-cell>
          <table:table-cell table:style-name="HdrCell">
            <text:p>Expected</text:p>
          </table:table-cell>
          <table:table-cell table:style-name="HdrCell">
            <text:p>Measured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>Tester</text:p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LV Rail</text:p>
          </table:table-cell>
          <table:table-cell table:style-name="AltCell">
            <text:p>3.3 V ±0.1 V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HV Rail</text:p>
          </table:table-cell>
          <table:table-cell table:style-name="NormalCell">
            <text:p>5.0 V ±0.2 V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5 V Sourc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>Record source used</text:p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Handshake Attempts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Attempt #</text:p>
          </table:table-cell>
          <table:table-cell table:style-name="HdrCell">
            <text:p>FW Version</text:p>
          </table:table-cell>
          <table:table-cell table:style-name="HdrCell">
            <text:p>HU Display</text:p>
          </table:table-cell>
          <table:table-cell table:style-name="HdrCell">
            <text:p>P/F</text:p>
          </table:table-cell>
          <table:table-cell table:style-name="HdrCell">
            <text:p>Response Time</text:p>
          </table:table-cell>
          <table:table-cell table:style-name="HdrCell">
            <text:p>Failure Mode</text:p>
          </table:table-cell>
          <table:table-cell table:style-name="HdrCell">
            <text:p>Date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Timing Comparison: ATtiny vs C717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Parameter</text:p>
          </table:table-cell>
          <table:table-cell table:style-name="HdrCell">
            <text:p>C717 Value</text:p>
          </table:table-cell>
          <table:table-cell table:style-name="HdrCell">
            <text:p>ATtiny Value</text:p>
          </table:table-cell>
          <table:table-cell table:style-name="HdrCell">
            <text:p>Within Spec?</text:p>
          </table:table-cell>
          <table:table-cell table:style-name="HdrCell">
            <text:p>Date</text:p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REQH→REQC delay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REQC assert duration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Response byte count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CLK edge alignment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Total frame tim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Capture File Log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File Name</text:p>
          </table:table-cell>
          <table:table-cell table:style-name="HdrCell">
            <text:p>Date/Time</text:p>
          </table:table-cell>
          <table:table-cell table:style-name="HdrCell">
            <text:p>Duration</text:p>
          </table:table-cell>
          <table:table-cell table:style-name="HdrCell">
            <text:p>FW Version</text:p>
          </table:table-cell>
          <table:table-cell table:style-name="HdrCell">
            <text:p>Result</text:p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hase 1 Overall Result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</table:table>
      <table:table table:name="Phase 2 — Commands">
        <table:table-column table:style-name="C15"/>
        <table:table-column table:style-name="C16"/>
        <table:table-column table:style-name="C17"/>
        <table:table-column table:style-name="C18"/>
        <table:table-column table:style-name="C19"/>
        <table:table-column table:style-name="C20"/>
        <table:table-column table:style-name="C21"/>
        <table:table-row>
          <table:table-cell table:style-name="TitleCell">
            <text:p>TL-KRC3006-03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Status Response Verification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heck</text:p>
          </table:table-cell>
          <table:table-cell table:style-name="HdrCell">
            <text:p>Expected</text:p>
          </table:table-cell>
          <table:table-cell table:style-name="HdrCell">
            <text:p>Observed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>FW Ver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Disc/track display</text:p>
          </table:table-cell>
          <table:table-cell table:style-name="AltCell">
            <text:p>Disc 1, Track 1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Transport controls enabled</text:p>
          </table:table-cell>
          <table:table-cell table:style-name="NormalCell">
            <text:p>Play/next/prev activ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Time counter</text:p>
          </table:table-cell>
          <table:table-cell table:style-name="AltCell">
            <text:p>Incrementing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Transport Command Testing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ommand</text:p>
          </table:table-cell>
          <table:table-cell table:style-name="HdrCell">
            <text:p>Capture #</text:p>
          </table:table-cell>
          <table:table-cell table:style-name="HdrCell">
            <text:p>Cmd Hex Match?</text:p>
          </table:table-cell>
          <table:table-cell table:style-name="HdrCell">
            <text:p>Response Correct?</text:p>
          </table:table-cell>
          <table:table-cell table:style-name="HdrCell">
            <text:p>Display Update?</text:p>
          </table:table-cell>
          <table:table-cell table:style-name="HdrCell">
            <text:p>P/F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Play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Stop / Paus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Next Track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Previous Track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Fast Forward (hold)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Fast Reverse (hold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Up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Down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Select 1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Select 2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Select 3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Select 4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Select 5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Select 6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Repeat Toggl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Shuffle Toggl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Automatic Sequence Testing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Scenario</text:p>
          </table:table-cell>
          <table:table-cell table:style-name="HdrCell">
            <text:p>Expected</text:p>
          </table:table-cell>
          <table:table-cell table:style-name="HdrCell">
            <text:p>Observed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End of disc</text:p>
          </table:table-cell>
          <table:table-cell table:style-name="AltCell">
            <text:p>Next disc or auto-advanc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change timeout</text:p>
          </table:table-cell>
          <table:table-cell table:style-name="NormalCell">
            <text:p>Resume within timeout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Malformed response</text:p>
          </table:table-cell>
          <table:table-cell table:style-name="AltCell">
            <text:p>Retry/reset behavior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MUTE Line Verification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Action</text:p>
          </table:table-cell>
          <table:table-cell table:style-name="HdrCell">
            <text:p>MUTE Assert?</text:p>
          </table:table-cell>
          <table:table-cell table:style-name="HdrCell">
            <text:p>Duration (ms)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Disc change</text:p>
          </table:table-cell>
          <table:table-cell table:style-name="AltCell">
            <text:p>LOW before transition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MUTE release</text:p>
          </table:table-cell>
          <table:table-cell table:style-name="NormalCell">
            <text:p>HIGH after new track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30-Minute Stability Test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Start Time</text:p>
          </table:table-cell>
          <table:table-cell table:style-name="HdrCell">
            <text:p>End Time</text:p>
          </table:table-cell>
          <table:table-cell table:style-name="HdrCell">
            <text:p>Duration</text:p>
          </table:table-cell>
          <table:table-cell table:style-name="HdrCell">
            <text:p>Disconnects</text:p>
          </table:table-cell>
          <table:table-cell table:style-name="HdrCell">
            <text:p>Display Errors</text:p>
          </table:table-cell>
          <table:table-cell table:style-name="HdrCell">
            <text:p>Missed Polls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hase 2 Overall Result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</table:table>
      <table:table table:name="Phase 3 — Integration">
        <table:table-column table:style-name="C22"/>
        <table:table-column table:style-name="C23"/>
        <table:table-column table:style-name="C24"/>
        <table:table-column table:style-name="C25"/>
        <table:table-column table:style-name="C26"/>
        <table:table-column table:style-name="C27"/>
        <table:table-column table:style-name="C28"/>
        <table:table-row>
          <table:table-cell table:style-name="TitleCell">
            <text:p>TL-KRC3006-03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DAC Audio Chain Verification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heck</text:p>
          </table:table-cell>
          <table:table-cell table:style-name="HdrCell">
            <text:p>Expected</text:p>
          </table:table-cell>
          <table:table-cell table:style-name="HdrCell">
            <text:p>Result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aplay -l shows DAC</text:p>
          </table:table-cell>
          <table:table-cell table:style-name="AltCell">
            <text:p>Listed as sound devic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Standalone audio test</text:p>
          </table:table-cell>
          <table:table-cell table:style-name="NormalCell">
            <text:p>Clean output, no hiss/hum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Ground config</text:p>
          </table:table-cell>
          <table:table-cell table:style-name="AltCell">
            <text:p>Per Phase 1 continuity result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Serial Bridge Verification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Test</text:p>
          </table:table-cell>
          <table:table-cell table:style-name="HdrCell">
            <text:p>Expected</text:p>
          </table:table-cell>
          <table:table-cell table:style-name="HdrCell">
            <text:p>Result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Pi → ATtiny cmd</text:p>
          </table:table-cell>
          <table:table-cell table:style-name="AltCell">
            <text:p>ATtiny updates bus respons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ATtiny → Pi cmd</text:p>
          </table:table-cell>
          <table:table-cell table:style-name="NormalCell">
            <text:p>Pi starts/stops playback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STATE updates</text:p>
          </table:table-cell>
          <table:table-cell table:style-name="AltCell">
            <text:p>~1/sec during playback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Non-blocking check</text:p>
          </table:table-cell>
          <table:table-cell table:style-name="NormalCell">
            <text:p>SPI not delayed by UART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End-to-End Command Validation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ommand</text:p>
          </table:table-cell>
          <table:table-cell table:style-name="HdrCell">
            <text:p>Audio Correct?</text:p>
          </table:table-cell>
          <table:table-cell table:style-name="HdrCell">
            <text:p>Display Correct?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Play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Stop / Paus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Next Track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Previous Track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Chang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Repeat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Shuffl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Fast Forward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Fast Revers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Boundary Condition Testing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Scenario</text:p>
          </table:table-cell>
          <table:table-cell table:style-name="HdrCell">
            <text:p>Expected</text:p>
          </table:table-cell>
          <table:table-cell table:style-name="HdrCell">
            <text:p>Observed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Last track of disc</text:p>
          </table:table-cell>
          <table:table-cell table:style-name="AltCell">
            <text:p>Advance/stop/repeat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Track 1, prev</text:p>
          </table:table-cell>
          <table:table-cell table:style-name="NormalCell">
            <text:p>Wrap/stay/restart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Empty disc folder</text:p>
          </table:table-cell>
          <table:table-cell table:style-name="AltCell">
            <text:p>Report “no disc”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Short tracks (&lt;5 s)</text:p>
          </table:table-cell>
          <table:table-cell table:style-name="NormalCell">
            <text:p>No protocol issues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Long tracks (&gt;10 min)</text:p>
          </table:table-cell>
          <table:table-cell table:style-name="AltCell">
            <text:p>Time display correct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Audio Quality Assessment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heck</text:p>
          </table:table-cell>
          <table:table-cell table:style-name="HdrCell">
            <text:p>Result</text:p>
          </table:table-cell>
          <table:table-cell table:style-name="HdrCell">
            <text:p>Severity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60/120 Hz hum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>Ground loop indicator</text:p>
          </table:table-cell>
        </table:table-row>
        <table:table-row table:style-name="DataRow">
          <table:table-cell table:style-name="NormalCell">
            <text:p>Hiss (noise floor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Clicks/pops/dropout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>I2S or buffer issue</text:p>
          </table:table-cell>
        </table:table-row>
        <table:table-row table:style-name="DataRow">
          <table:table-cell table:style-name="NormalCell">
            <text:p>Output level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>Adjust via ALSA mixer</text:p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hase 3 Overall Result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</table:table>
      <table:table table:name="Phase 4 — Soak Test">
        <table:table-column table:style-name="C29"/>
        <table:table-column table:style-name="C30"/>
        <table:table-column table:style-name="C31"/>
        <table:table-column table:style-name="C32"/>
        <table:table-column table:style-name="C33"/>
        <table:table-column table:style-name="C34"/>
        <table:table-column table:style-name="C35"/>
        <table:table-row>
          <table:table-cell table:style-name="TitleCell">
            <text:p>TL-KRC3006-03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2-Hour Sustained Playback Test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Parameter</text:p>
          </table:table-cell>
          <table:table-cell table:style-name="HdrCell">
            <text:p>Value</text:p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Start tim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End tim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Total duration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>Min 2 hours</text:p>
          </table:table-cell>
        </table:table-row>
        <table:table-row table:style-name="DataRow">
          <table:table-cell table:style-name="NormalCell">
            <text:p>Total tracks played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Protocol disconnects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>Target: 0</text:p>
          </table:table-cell>
        </table:table-row>
        <table:table-row table:style-name="DataRow">
          <table:table-cell table:style-name="NormalCell">
            <text:p>Audio dropouts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>Target: 0</text:p>
          </table:table-cell>
        </table:table-row>
        <table:table-row table:style-name="DataRow">
          <table:table-cell table:style-name="AltCell">
            <text:p>Display freezes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>Target: 0</text:p>
          </table:table-cell>
        </table:table-row>
        <table:table-row table:style-name="DataRow">
          <table:table-cell table:style-name="NormalCell">
            <text:p>Serial bridge stalls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>Target: 0</text:p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Power Cycle Recovery (5 attempts + rapid)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Attempt #</text:p>
          </table:table-cell>
          <table:table-cell table:style-name="HdrCell">
            <text:p>Off Duration</text:p>
          </table:table-cell>
          <table:table-cell table:style-name="HdrCell">
            <text:p>Recovery Time (s)</text:p>
          </table:table-cell>
          <table:table-cell table:style-name="HdrCell">
            <text:p>HU Resumed?</text:p>
          </table:table-cell>
          <table:table-cell table:style-name="HdrCell">
            <text:p>ATtiny Init?</text:p>
          </table:table-cell>
          <table:table-cell table:style-name="HdrCell">
            <text:p>Pi Rebooted?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1</text:p>
          </table:table-cell>
          <table:table-cell table:style-name="AltCell">
            <text:p>5 sec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2</text:p>
          </table:table-cell>
          <table:table-cell table:style-name="NormalCell">
            <text:p>5 sec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3</text:p>
          </table:table-cell>
          <table:table-cell table:style-name="AltCell">
            <text:p>5 sec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4</text:p>
          </table:table-cell>
          <table:table-cell table:style-name="NormalCell">
            <text:p>5 sec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5</text:p>
          </table:table-cell>
          <table:table-cell table:style-name="AltCell">
            <text:p>5 sec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AltCell">
            <text:p>Rapid</text:p>
          </table:table-cell>
          <table:table-cell table:style-name="AltCell">
            <text:p>1 sec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Reset Line (CH-RST) Characterization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Parameter</text:p>
          </table:table-cell>
          <table:table-cell table:style-name="HdrCell">
            <text:p>Measured</text:p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Reset pulse present?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Pulse polarity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>Active LOW or HIGH</text:p>
          </table:table-cell>
        </table:table-row>
        <table:table-row table:style-name="DataRow">
          <table:table-cell table:style-name="AltCell">
            <text:p>Pulse width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Power-on → first reset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Reset → first poll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MUTE Line Disc Change Verification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Parameter</text:p>
          </table:table-cell>
          <table:table-cell table:style-name="HdrCell">
            <text:p>Expected</text:p>
          </table:table-cell>
          <table:table-cell table:style-name="HdrCell">
            <text:p>Measured</text:p>
          </table:table-cell>
          <table:table-cell table:style-name="HdrCell">
            <text:p>P/F</text:p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MUTE asserts before transition</text:p>
          </table:table-cell>
          <table:table-cell table:style-name="AltCell">
            <text:p>LOW before audio chang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MUTE releases after new track</text:p>
          </table:table-cell>
          <table:table-cell table:style-name="NormalCell">
            <text:p>HIGH after playback starts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Mute duration</text:p>
          </table:table-cell>
          <table:table-cell table:style-name="AltCell">
            <text:p>200–500 ms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Audio silent during mute</text:p>
          </table:table-cell>
          <table:table-cell table:style-name="NormalCell">
            <text:p>No audio output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Source Switching Behavior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Test</text:p>
          </table:table-cell>
          <table:table-cell table:style-name="HdrCell">
            <text:p>Expected</text:p>
          </table:table-cell>
          <table:table-cell table:style-name="HdrCell">
            <text:p>Observed</text:p>
          </table:table-cell>
          <table:table-cell table:style-name="HdrCell">
            <text:p>P/F</text:p>
          </table:table-cell>
          <table:table-cell table:style-name="HdrCell">
            <text:p/>
          </table:table-cell>
          <table:table-cell table:style-name="HdrCell">
            <text:p/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Switch away from CD-CH</text:p>
          </table:table-cell>
          <table:table-cell table:style-name="AltCell">
            <text:p>CH-CON changes, polling stops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ATtiny enters idle</text:p>
          </table:table-cell>
          <table:table-cell table:style-name="NormalCell">
            <text:p>Detects source chang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Switch back to CD-CH</text:p>
          </table:table-cell>
          <table:table-cell table:style-name="AltCell">
            <text:p>Resume without reinit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HU power off (button)</text:p>
          </table:table-cell>
          <table:table-cell table:style-name="NormalCell">
            <text:p>Pin 3 stays 12 V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ATtiny detects no polling</text:p>
          </table:table-cell>
          <table:table-cell table:style-name="AltCell">
            <text:p>Enters idle/sleep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hase 4 Overall Result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</table:table>
      <table:table table:name="Incidents">
        <table:table-column table:style-name="C36"/>
        <table:table-column table:style-name="C37"/>
        <table:table-column table:style-name="C38"/>
        <table:table-column table:style-name="C39"/>
        <table:table-column table:style-name="C40"/>
        <table:table-column table:style-name="C41"/>
        <table:table-column table:style-name="C42"/>
        <table:table-column table:style-name="C43"/>
        <table:table-row>
          <table:table-cell table:style-name="TitleCell">
            <text:p>TL-KRC3006-03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HdrCell">
            <text:p>Inc #</text:p>
          </table:table-cell>
          <table:table-cell table:style-name="HdrCell">
            <text:p>Severity</text:p>
          </table:table-cell>
          <table:table-cell table:style-name="HdrCell">
            <text:p>Phase/Step</text:p>
          </table:table-cell>
          <table:table-cell table:style-name="HdrCell">
            <text:p>Expected</text:p>
          </table:table-cell>
          <table:table-cell table:style-name="HdrCell">
            <text:p>Observed</text:p>
          </table:table-cell>
          <table:table-cell table:style-name="HdrCell">
            <text:p>Date</text:p>
          </table:table-cell>
          <table:table-cell table:style-name="HdrCell">
            <text:p>Root Cause</text:p>
          </table:table-cell>
          <table:table-cell table:style-name="HdrCell">
            <text:p>Resolution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Severity Legend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Critical</text:p>
          </table:table-cell>
          <table:table-cell table:style-name="InfoCell">
            <text:p>Head unit damaged, smoke, or safety concern. STOP all testing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Major</text:p>
          </table:table-cell>
          <table:table-cell table:style-name="InfoCell">
            <text:p>Protocol communication fails entirely; cannot proceed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Minor</text:p>
          </table:table-cell>
          <table:table-cell table:style-name="InfoCell">
            <text:p>Specific command fails but overall protocol works. Can proceed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">
            <text:p>Observation</text:p>
          </table:table-cell>
          <table:table-cell table:style-name="InfoCell">
            <text:p>Behavior differs from docs but does not affect functionality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HdrCell">
            <text:p>Inc #</text:p>
          </table:table-cell>
          <table:table-cell table:style-name="HdrCell">
            <text:p>Severity</text:p>
          </table:table-cell>
          <table:table-cell table:style-name="HdrCell">
            <text:p>Phase/Step</text:p>
          </table:table-cell>
          <table:table-cell table:style-name="HdrCell">
            <text:p>Expected</text:p>
          </table:table-cell>
          <table:table-cell table:style-name="HdrCell">
            <text:p>Observed</text:p>
          </table:table-cell>
          <table:table-cell table:style-name="HdrCell">
            <text:p>Date</text:p>
          </table:table-cell>
          <table:table-cell table:style-name="HdrCell">
            <text:p>Root Cause</text:p>
          </table:table-cell>
          <table:table-cell table:style-name="HdrCell">
            <text:p>Resolution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table="urn:oasis:names:tc:opendocument:xmlns:table:1.0" xmlns:manifest="urn:oasis:names:tc:opendocument:xmlns:manifest:1.0" office:version="1.2">
  <office:font-face-decls>
    <style:font-face style:name="Liberation Sans" svg:font-family="Liberation Sans"/>
  </office:font-face-decls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